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ython Generators For Mortals</text:p>
          </draw:text-box>
        </draw:frame>
        <draw:frame presentation:style-name="pr2" draw:layer="layout" svg:width="25.199cm" svg:height="12.179cm" svg:x="1.4cm" svg:y="4.914cm" presentation:class="subtitle">
          <draw:text-box>
            <text:p>But first..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 idea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Why can't code challenges be more competitive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he Problem<text:tab/></text:p>
          </draw:text-box>
        </draw:frame>
        <draw:frame presentation:style-name="pr4" draw:layer="layout" svg:width="25.199cm" svg:height="12.179cm" svg:x="1.524cm" svg:y="5.347cm" presentation:class="outline" presentation:user-transformed="true">
          <draw:text-box>
            <text:list text:style-name="L3">
              <text:list-item>
                <text:p>How can I write a program to evaluate code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a generator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t is a type of iterator</text:p>
              </text:list-item>
              <text:list-item>
                <text:p>Generator object vs. Generator func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terator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How to spot a generato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Yield</text:p>
                <text:p>def thingfunt(bla):</text:p>
                <text:p><text:s text:c="4"/>bla, bla bla</text:p>
                <text:p><text:s text:c="8"/>yield this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Yield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he difference between yield and retur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rsetex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em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unting lin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how code examp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ipelin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Generators can be chained together into a pipelin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unt For Loop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enerator Expression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4T13:22:06.271827296</meta:creation-date>
    <dc:date>2015-10-04T21:51:14.822041375</dc:date>
    <meta:editing-duration>PT8H13M58S</meta:editing-duration>
    <meta:editing-cycles>2</meta:editing-cycles>
    <meta:generator>LibreOffice/4.2.8.2$Linux_X86_64 LibreOffice_project/420m0$Build-2</meta:generator>
    <meta:document-statistic meta:object-count="69"/>
  </office:meta>
</office:document-meta>
</file>